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Light" svg:font-family="'DejaVu Sans Light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Light" fo:language="de" fo:country="DE" officeooo:rsid="000ddae8" officeooo:paragraph-rsid="000ddae8"/>
    </style:style>
    <style:style style:name="P2" style:family="paragraph" style:parent-style-name="Standard" style:list-style-name="L1">
      <style:text-properties style:font-name="DejaVu Sans Light" fo:language="de" fo:country="DE" officeooo:rsid="000ddae8" officeooo:paragraph-rsid="000ddae8"/>
    </style:style>
    <style:style style:name="P3" style:family="paragraph" style:parent-style-name="Standard" style:list-style-name="L1">
      <style:text-properties style:font-name="DejaVu Sans Light" fo:language="de" fo:country="DE" officeooo:rsid="0011550f" officeooo:paragraph-rsid="001498dc"/>
    </style:style>
    <style:style style:name="P4" style:family="paragraph" style:parent-style-name="Standard" style:list-style-name="L1">
      <style:text-properties style:font-name="DejaVu Sans Light" fo:language="de" fo:country="DE" fo:font-weight="normal" officeooo:rsid="000ddae8" officeooo:paragraph-rsid="000ddae8" style:font-size-asian="10.5pt"/>
    </style:style>
    <style:style style:name="P5" style:family="paragraph" style:parent-style-name="Standard" style:list-style-name="L1">
      <style:text-properties style:font-name="DejaVu Sans Light" fo:language="de" fo:country="DE" fo:font-weight="normal" officeooo:rsid="000f07b4" officeooo:paragraph-rsid="000f07b4" style:font-size-asian="10.5pt"/>
    </style:style>
    <style:style style:name="P6" style:family="paragraph" style:parent-style-name="Standard" style:list-style-name="L1">
      <style:text-properties style:font-name="DejaVu Sans Light" fo:language="de" fo:country="DE" fo:font-weight="normal" officeooo:rsid="001de77c" officeooo:paragraph-rsid="001de77c" style:font-size-asian="10.5pt"/>
    </style:style>
    <style:style style:name="P7" style:family="paragraph" style:parent-style-name="Standard">
      <style:text-properties style:font-name="DejaVu Sans Light" fo:language="de" fo:country="DE" officeooo:paragraph-rsid="0011550f"/>
    </style:style>
    <style:style style:name="T1" style:family="text">
      <style:text-properties officeooo:rsid="000f07b4"/>
    </style:style>
    <style:style style:name="T2" style:family="text">
      <style:text-properties officeooo:rsid="00131077"/>
    </style:style>
    <style:style style:name="T3" style:family="text">
      <style:text-properties officeooo:rsid="001498dc"/>
    </style:style>
    <style:style style:name="T4" style:family="text">
      <style:text-properties officeooo:rsid="001f826a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>Optionen zum Alignement-Management von Layern in Gdv:</text:p>
      <text:p text:style-name="P1"/>
      <text:list xml:id="list2838018539523411905" text:style-name="L1">
        <text:list-item>
          <text:p text:style-name="P2">Via feste Punkte, die durch die Layer-Instanz ermittelt und festgelegt werden</text:p>
          <text:list>
            <text:list-item>
              <text:p text:style-name="P3">Umsetzung: Zuweisung erfolgt waehrend der size_allocation <text:span text:style-name="T2">der Layer-Instanz; Orientierungseigenschaft muesste uberschrieben werden; Information ueber zulaessige Allocation der Achsen-Instanz muss ausgewertet werden</text:span></text:p>
            </text:list-item>
            <text:list-item>
              <text:p text:style-name="P2">Probleme: Wie wird die Allocation fuer die verschiedenen Achsen zuverlaessig festgelegt?; Kann damit eine sinnvolle Orientierung der Achsen realisiert werden?; Eigene Achsen-Eigenschaft zur automatischen, und synchronisierten Steuerung notwendig; <text:span text:style-name="T3">Wie kann man eine allgemeine Umsetzung realisieren?;</text:span></text:p>
            </text:list-item>
          </text:list>
        </text:list-item>
        <text:list-item>
          <text:p text:style-name="P4">Allocation durch Layer-Instanz bestimmen und festlegen</text:p>
          <text:list>
            <text:list-item>
              <text:p text:style-name="P4">Probleme: Sicherheit, dass Begin- und Endpunkt immer korrekt zusammenfallen; Bestimmung der Achsenabstaende vom Layerrand zum Begin- und Endpunkt eigentlich nur zuverlaessig realisibar, wenn die Allocation der Achsen bereits abgeschlossen ist; Aufwand zum Geometrie-Handling (Achsenabstand) waehrend der Layer-Allocation ist enorm hoch und dupliziert mit restlichem Geometrie-Handling</text:p>
            </text:list-item>
            <text:list-item>
              <text:p text:style-name="P4">Vorteil: Allocation entspricht immer notwendiger Achsenflaeche</text:p>
            </text:list-item>
          </text:list>
        </text:list-item>
        <text:list-item>
          <text:p text:style-name="P4">Ueber eigene Instanz zur Verknuepfung von Beginn- und Endpunkt:</text:p>
          <text:list>
            <text:list-item>
              <text:p text:style-name="P6">Moegliche Implementierung: Size-Allocation der Layer-Instanz schaut nicht nach den zugewiesenen Allocationen der Achsen-Instanzen nach den Methoden der GtkOverlay-Klasse, sondern schaut fuer die Verbinder-Instanz<text:span text:style-name="T4">en =&gt; Problem: Layer-Instanz/User muesste Align-Properties der Verbinder-Instanzen korrekt setzen; wie werden die Verbinder-Instanzen der Layer-Instanz ordentlich zugeordnet?</text:span></text:p>
            </text:list-item>
            <text:list-item>
              <text:p text:style-name="P4">Probleme: Begin- und Endpunkt nicht klar definiert, da nicht immer Tic-Instanz vorhanden, d.h. es muessten jeweils zwei Achsen verknuepft werden; <text:span text:style-name="T1">Deadlock Problem, wenn alle Beginn- und Endpunkte im Kreis verbunden werden (Notwendig fuer normalen 2D-Layer); Handling innerhalb der Achsen-Instanz ungeklaert; Orientation-property dann obsolet? Oder gehandelt durch die Verbindungs-Instanz?</text:span></text:p>
            </text:list-item>
            <text:list-item>
              <text:p text:style-name="P5">Vorteil: Konstruktiv elegant und transparen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Light" svg:font-family="'DejaVu Sans Light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1:00:19.984616418</meta:creation-date>
    <dc:date>2016-11-29T17:55:19.763396587</dc:date>
    <meta:editing-duration>PT15M39S</meta:editing-duration>
    <meta:editing-cycles>10</meta:editing-cycles>
    <meta:generator>LibreOffice/5.2.3.3$Linux_X86_64 LibreOffice_project/20m0$Build-3</meta:generator>
    <meta:document-statistic meta:table-count="0" meta:image-count="0" meta:object-count="0" meta:page-count="1" meta:paragraph-count="11" meta:word-count="243" meta:character-count="2034" meta:non-whitespace-character-count="1812"/>
  </office:meta>
</office:document-meta>
</file>